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, sans-serif"/>
    <style:font-face style:name="Lohit Devanagari1" svg:font-family="'Lohit Devanagari'"/>
    <style:font-face style:name="Roboto" svg:font-family="Roboto, RobotoDraft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1cm" table:align="center"/>
    </style:style>
    <style:style style:name="Tabla1.A" style:family="table-column">
      <style:table-column-properties style:column-width="2.909cm"/>
    </style:style>
    <style:style style:name="Tabla1.B" style:family="table-column">
      <style:table-column-properties style:column-width="1.984cm"/>
    </style:style>
    <style:style style:name="Tabla1.C" style:family="table-column">
      <style:table-column-properties style:column-width="2.006cm"/>
    </style:style>
    <style:style style:name="Tabla1.D" style:family="table-column">
      <style:table-column-properties style:column-width="2.094cm"/>
    </style:style>
    <style:style style:name="Tabla1.E" style:family="table-column">
      <style:table-column-properties style:column-width="2.007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666666" officeooo:rsid="00134e50" officeooo:paragraph-rsid="00134e50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0b1b5" officeooo:paragraph-rsid="0010b1b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03dbd" officeooo:paragraph-rsid="00103db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34e50" officeooo:paragraph-rsid="00134e5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4f7a5" officeooo:paragraph-rsid="0024f7a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03dbd" officeooo:paragraph-rsid="00103db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italic" fo:font-weight="bold" officeooo:rsid="0016b429" officeooo:paragraph-rsid="0016b429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34e50" officeooo:paragraph-rsid="00134e50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fo:font-weight="normal" officeooo:rsid="00134e50" officeooo:paragraph-rsid="0010b1b5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bold" officeooo:rsid="0016b429" officeooo:paragraph-rsid="0016b429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officeooo:rsid="0024f7a5" officeooo:paragraph-rsid="0024f7a5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2e0ac1" officeooo:paragraph-rsid="002e0ac1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17c936" officeooo:paragraph-rsid="0017c936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17c936" officeooo:paragraph-rsid="0017c93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tyle="normal" fo:font-weight="normal" officeooo:rsid="0019f735" officeooo:paragraph-rsid="0019f73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24f7a5" officeooo:paragraph-rsid="0024f7a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26c075" officeooo:paragraph-rsid="0026c07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2e0ac1" officeooo:paragraph-rsid="002e0ac1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rsid="0019f735" officeooo:paragraph-rsid="0024f7a5" style:font-weight-asian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tyle="italic" fo:font-weight="bold" officeooo:rsid="0016b429" officeooo:paragraph-rsid="0016b429" style:font-style-asian="italic" style:font-weight-asian="bold" style:font-style-complex="italic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fo:font-style="italic" fo:font-weight="normal" officeooo:rsid="0016d091" officeooo:paragraph-rsid="0016d091" style:font-style-asian="italic" style:font-weight-asian="normal" style:font-style-complex="italic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style="normal" fo:font-weight="bold" officeooo:rsid="0016d091" officeooo:paragraph-rsid="002e0ac1" style:font-style-asian="normal" style:font-weight-asian="bold" style:font-style-complex="normal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fo:font-style="normal" fo:font-weight="bold" officeooo:rsid="0017c936" officeooo:paragraph-rsid="002e0ac1" style:font-style-asian="normal" style:font-weight-asian="bold" style:font-style-complex="normal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tyle="normal" fo:font-weight="bold" officeooo:rsid="0019f735" officeooo:paragraph-rsid="0019f735" style:font-style-asian="normal" style:font-weight-asian="bold" style:font-style-complex="normal" style:font-weight-complex="bold"/>
    </style:style>
    <style:style style:name="P25" style:family="paragraph" style:parent-style-name="Standard" style:list-style-name="L3">
      <style:paragraph-properties fo:text-align="justify" style:justify-single-word="false"/>
      <style:text-properties fo:font-style="normal" fo:font-weight="bold" officeooo:rsid="002e0ac1" officeooo:paragraph-rsid="002e0ac1" style:font-style-asian="normal" style:font-weight-asian="bold" style:font-style-complex="normal" style:font-weight-complex="bold"/>
    </style:style>
    <style:style style:name="P26" style:family="paragraph" style:parent-style-name="Standard" style:list-style-name="L2">
      <style:paragraph-properties fo:text-align="justify" style:justify-single-word="false"/>
      <style:text-properties fo:font-style="normal" fo:font-weight="normal" officeooo:rsid="0025abcb" officeooo:paragraph-rsid="0025abcb" style:font-style-asian="normal" style:font-weight-asian="normal" style:font-style-complex="normal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fo:font-style="normal" fo:font-weight="normal" officeooo:rsid="0026c075" officeooo:paragraph-rsid="0026c075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fo:font-style="normal" fo:font-weight="normal" officeooo:rsid="002e0ac1" officeooo:paragraph-rsid="002e0ac1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3ec02d" officeooo:paragraph-rsid="003ec02d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3f6e93" officeooo:paragraph-rsid="003f6e9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e54a4" officeooo:paragraph-rsid="002e54a4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2e0ac1"/>
    </style:style>
    <style:style style:name="P36" style:family="paragraph" style:parent-style-name="Standard" style:list-style-name="L1">
      <style:paragraph-properties fo:text-align="justify" style:justify-single-word="false"/>
      <style:text-properties officeooo:rsid="0016d091" officeooo:paragraph-rsid="0016d091"/>
    </style:style>
    <style:style style:name="P37" style:family="paragraph" style:parent-style-name="Standard" style:list-style-name="L1">
      <style:paragraph-properties fo:text-align="justify" style:justify-single-word="false"/>
      <style:text-properties fo:font-weight="bold" officeooo:rsid="0017c936" officeooo:paragraph-rsid="0017c936" style:font-weight-asian="bold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fo:font-weight="normal" officeooo:rsid="0017c936" officeooo:paragraph-rsid="0017c936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4pt" fo:font-weight="bold" officeooo:rsid="00103dbd" officeooo:paragraph-rsid="00103db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4pt" fo:language="pt" fo:country="PT" fo:font-weight="bold" officeooo:rsid="003bcb7a" officeooo:paragraph-rsid="003bcb7a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2pt" fo:language="pt" fo:country="PT" fo:font-weight="normal" officeooo:rsid="001cee50" officeooo:paragraph-rsid="003bcb7a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bold" officeooo:rsid="0019f735" officeooo:paragraph-rsid="0024f7a5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000000" style:font-name="Roboto" fo:font-size="9.75pt" fo:letter-spacing="normal" fo:font-style="normal" fo:font-weight="normal" officeooo:rsid="00360611" officeooo:paragraph-rsid="0037bad2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000000" style:font-name="Roboto" fo:font-size="9.75pt" fo:letter-spacing="normal" fo:font-style="normal" style:text-underline-style="none" fo:font-weight="normal" officeooo:rsid="00360611" officeooo:paragraph-rsid="0037bad2" style:font-style-asian="normal" style:font-weight-asian="normal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3d0dd3" officeooo:paragraph-rsid="003d0dd3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3d0dd3" officeooo:paragraph-rsid="003d0dd3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498698" officeooo:paragraph-rsid="00498698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rsid="003ec02d" officeooo:paragraph-rsid="003ec02d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weight="normal" officeooo:rsid="00423c33" officeooo:paragraph-rsid="00423c33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498698" officeooo:paragraph-rsid="00498698" style:font-weight-asian="normal" style:font-weight-complex="normal"/>
    </style:style>
    <style:style style:name="T1" style:family="text">
      <style:text-properties officeooo:rsid="00129282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34e5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5c7e9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6d091" style:font-style-asian="normal" style:font-style-complex="normal"/>
    </style:style>
    <style:style style:name="T8" style:family="text">
      <style:text-properties fo:font-style="normal" officeooo:rsid="0017c936" style:font-style-asian="normal" style:font-style-complex="normal"/>
    </style:style>
    <style:style style:name="T9" style:family="text">
      <style:text-properties fo:font-style="normal" officeooo:rsid="0024f7a5" style:font-style-asian="normal" style:font-style-complex="normal"/>
    </style:style>
    <style:style style:name="T10" style:family="text">
      <style:text-properties fo:font-style="normal" officeooo:rsid="001d729a" style:font-style-asian="normal" style:font-style-complex="normal"/>
    </style:style>
    <style:style style:name="T11" style:family="text">
      <style:text-properties fo:font-style="normal" officeooo:rsid="001e5076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34e5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5c7e9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6d09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7c936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6c075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e0ac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3fe2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6d091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7c936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4f7a5" style:font-style-asian="normal" style:font-weight-asian="bold" style:font-style-complex="normal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5c7e9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31" style:family="text">
      <style:text-properties officeooo:rsid="001d729a"/>
    </style:style>
    <style:style style:name="T32" style:family="text">
      <style:text-properties officeooo:rsid="004153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Pesquisa</text:p>
      <text:p text:style-name="P41"/>
      <text:p text:style-name="P41">A pesquisa tem como prioridade identificar em uma base de dados <text:span text:style-name="T31">de genes</text:span>, quais são os candidatos os quais podem ser genes <text:span text:style-name="T5">HouseKeeping, </text:span><text:span text:style-name="T6">para isso, no começo, a gente tem que gerar mais dados os quais são considerados como </text:span><text:span text:style-name="T5">HouseKeeping</text:span><text:span text:style-name="T6"> pela literatura, a gente faz isso com as GAN’s (</text:span><text:span text:style-name="T5">Generative adversarial network)</text:span><text:span text:style-name="T6">, depois disso,</text:span><text:span text:style-name="T10"> mediante aprendizado de maquina a gente consegui dizer se o gen novo pode ser o não um bom candidato, </text:span><text:span text:style-name="T11">isso já que se precisa reduzir o número de “candidatos”.</text:span></text:p>
      <text:p text:style-name="P6"/>
      <text:p text:style-name="P6">Protocolo do mapeamento sistemático</text:p>
      <text:p text:style-name="P3"/>
      <text:p text:style-name="P4">Foco da pesquisa: <text:span text:style-name="T24">Identificar se um gene é o não </text:span><text:span text:style-name="T25">candidato à ser </text:span><text:span text:style-name="T2">Housekeeping </text:span><text:span text:style-name="T14">baseado </text:span><text:span text:style-name="T19">na utilização de redes</text:span><text:span text:style-name="T14"> </text:span><text:span text:style-name="T4">GAN’s.</text:span></text:p>
      <text:p text:style-name="P8"/>
      <text:p text:style-name="P2"><text:span text:style-name="T1">Questão de pesquisa: <text:s/></text:span><text:span text:style-name="T13">Será que o gene é <text:s/>um gene </text:span><text:span text:style-name="T14">candidato à ser </text:span><text:span text:style-name="T3">HouseKeeping?</text:span></text:p>
      <text:p text:style-name="P9"/>
      <text:p text:style-name="P7">String<text:span text:style-name="T24"> </text:span><text:span text:style-name="T6">de busca:</text:span></text:p>
      <text:p text:style-name="P10"/>
      <text:list xml:id="list2863994883" text:style-name="L1">
        <text:list-item>
          <text:p text:style-name="P20"><text:span text:style-name="T6">Passo 1 </text:span><text:span text:style-name="T7">(termos-chave)</text:span><text:span text:style-name="T6">: </text:span><text:span text:style-name="T12">gene, candidato, </text:span><text:span text:style-name="T24">HouseKeeping</text:span></text:p>
          <text:p text:style-name="P21"/>
        </text:list-item>
        <text:list-item>
          <text:p text:style-name="P22">Passo 2 (sinônimos): </text:p>
          <text:list>
            <text:list-item>
              <text:p text:style-name="P35"><text:span text:style-name="T21">gene</text:span><text:span text:style-name="T15">: </text:span><text:span text:style-name="T16">DNA</text:span><text:span text:style-name="T15">, genético, gênico</text:span></text:p>
            </text:list-item>
            <text:list-item>
              <text:p text:style-name="P36"><text:span text:style-name="T20">candidato</text:span><text:span text:style-name="T12">: competidor, pretendente, postulante, aspirante, pretendedor, solicitante, proponente.</text:span></text:p>
            </text:list-item>
            <text:list-item>
              <text:p text:style-name="P37"><text:span text:style-name="T6">HouseKeeping:</text:span><text:span text:style-name="T12"> constitutivo, integrante, característico, peculiar, distintivo, típico.</text:span></text:p>
            </text:list-item>
          </text:list>
        </text:list-item>
      </text:list>
      <text:p text:style-name="P13"/>
      <text:list xml:id="list132132333147243" text:continue-numbering="true" text:style-name="L1">
        <text:list-item>
          <text:p text:style-name="P23">Passo 3 (operador OR):</text:p>
          <text:list>
            <text:list-item>
              <text:p text:style-name="P35"><text:span text:style-name="T16">gen </text:span><text:span text:style-name="T22">OR</text:span><text:span text:style-name="T16"> DNA </text:span><text:span text:style-name="T22">OR</text:span><text:span text:style-name="T16"> genético </text:span><text:span text:style-name="T22">OR</text:span><text:span text:style-name="T16"> gênico</text:span></text:p>
            </text:list-item>
            <text:list-item>
              <text:p text:style-name="P38"><text:span text:style-name="T6">competidor </text:span><text:span text:style-name="T20">OR</text:span><text:span text:style-name="T6"> pretendente </text:span><text:span text:style-name="T20">OR</text:span><text:span text:style-name="T6"> postulante </text:span><text:span text:style-name="T20">OR</text:span><text:span text:style-name="T6"> aspirante </text:span><text:span text:style-name="T20">OR</text:span><text:span text:style-name="T6"> pretendedor </text:span><text:span text:style-name="T20">OR</text:span><text:span text:style-name="T6"> solicitante </text:span><text:span text:style-name="T20">OR</text:span><text:span text:style-name="T6"> proponente.</text:span></text:p>
            </text:list-item>
            <text:list-item>
              <text:p text:style-name="P38"><text:span text:style-name="T6">Housekeeping </text:span><text:span text:style-name="T20">OR</text:span><text:span text:style-name="T6"> constitutivo </text:span><text:span text:style-name="T20">OR</text:span><text:span text:style-name="T6"> integrante </text:span><text:span text:style-name="T20">OR</text:span><text:span text:style-name="T6"> característico </text:span><text:span text:style-name="T20">OR</text:span><text:span text:style-name="T6"> peculiar </text:span><text:span text:style-name="T20">OR</text:span><text:span text:style-name="T6"> distintivo </text:span><text:span text:style-name="T20">OR</text:span><text:span text:style-name="T6"> típico.</text:span></text:p>
            </text:list-item>
          </text:list>
        </text:list-item>
      </text:list>
      <text:p text:style-name="P14"/>
      <text:list xml:id="list132132356225242" text:continue-numbering="true" text:style-name="L1">
        <text:list-item>
          <text:p text:style-name="P24">Passo 4 (operador AND):</text:p>
        </text:list-item>
      </text:list>
      <text:p text:style-name="P15"><text:tab/></text:p>
      <text:p text:style-name="P19"><text:span text:style-name="T20">(</text:span><text:span text:style-name="T8">gen </text:span><text:span text:style-name="T22">OR</text:span><text:span text:style-name="T8"> DNA </text:span><text:span text:style-name="T22">OR</text:span><text:span text:style-name="T8"> genético </text:span><text:span text:style-name="T22">OR</text:span><text:span text:style-name="T8"> gênico </text:span><text:span text:style-name="T23">OR</text:span><text:span text:style-name="T9"> gen*</text:span><text:span text:style-name="T20">) AND</text:span></text:p>
      <text:p text:style-name="P19"><text:span text:style-name="T20">(</text:span><text:span text:style-name="T8">competidor </text:span><text:span text:style-name="T22">OR</text:span><text:span text:style-name="T8"> pretendente </text:span><text:span text:style-name="T22">OR</text:span><text:span text:style-name="T8"> postulante </text:span><text:span text:style-name="T22">OR</text:span><text:span text:style-name="T8"> aspirante </text:span><text:span text:style-name="T22">OR</text:span><text:span text:style-name="T8"> pretendedor </text:span><text:span text:style-name="T22">OR</text:span><text:span text:style-name="T8"> solicitante </text:span><text:span text:style-name="T22">OR</text:span><text:span text:style-name="T8"> proponente</text:span><text:span text:style-name="T20">) AND</text:span></text:p>
      <text:p text:style-name="P19"><text:span text:style-name="T20">(</text:span><text:span text:style-name="T8">Housekeeping </text:span><text:span text:style-name="T22">OR</text:span><text:span text:style-name="T8"> constitutivo </text:span><text:span text:style-name="T22">OR</text:span><text:span text:style-name="T8"> integrante </text:span><text:span text:style-name="T22">OR</text:span><text:span text:style-name="T8"> característico </text:span><text:span text:style-name="T22">OR</text:span><text:span text:style-name="T8"> peculiar </text:span><text:span text:style-name="T22">OR</text:span><text:span text:style-name="T8"> distintivo </text:span><text:span text:style-name="T22">OR</text:span><text:span text:style-name="T8"> típico</text:span><text:span text:style-name="T20">)</text:span></text:p>
      <text:p text:style-name="P42"/>
      <text:p text:style-name="P43"><text:span text:style-name="Strong_20_Emphasis"><text:span text:style-name="T30">(gen* OR DNA) AND (candidate OR competitor OR suitor OR postulant OR aspirant OR proponent OR identify*) AND (housekeeping OR HKG)</text:span></text:span></text:p>
      <text:p text:style-name="P44"/>
      <text:p text:style-name="P16"/>
      <text:p text:style-name="P5"><text:span text:style-name="T6">Bases de dados: </text:span><text:span text:style-name="T17">As seguintes bases de dados são escolhidas já que são as bases nas quais são publicados mais artigos que </text:span><text:span text:style-name="T18">tentam</text:span><text:span text:style-name="T17"> com inteligencia artificial.</text:span></text:p>
      <text:p text:style-name="P11"/>
      <text:list xml:id="list1596424943" text:style-name="L2">
        <text:list-item>
          <text:p text:style-name="P26">IEEE</text:p>
        </text:list-item>
        <text:list-item>
          <text:p text:style-name="P26">Springer Link</text:p>
        </text:list-item>
        <text:list-item>
          <text:p text:style-name="P27"><text:soft-page-break/>NIPS (Nueral Information Processing Systems)</text:p>
        </text:list-item>
      </text:list>
      <text:p text:style-name="P17"/>
      <text:p text:style-name="P12">Critérios de inclusão e exclusão:</text:p>
      <text:p text:style-name="P12"/>
      <text:list xml:id="list1638838020" text:style-name="L3">
        <text:list-item>
          <text:p text:style-name="P25">Inclusão: </text:p>
          <text:list>
            <text:list-item>
              <text:p text:style-name="P28">Tem que estar escritos em português, espanhol ou inglês.</text:p>
            </text:list-item>
            <text:list-item>
              <text:p text:style-name="P28">Tem que ter resultados comparáveis.</text:p>
            </text:list-item>
            <text:list-item>
              <text:p text:style-name="P28">Tem que ter as palavras chaves.</text:p>
            </text:list-item>
          </text:list>
        </text:list-item>
      </text:list>
      <text:p text:style-name="P18"/>
      <text:list xml:id="list132131304346269" text:continue-numbering="true" text:style-name="L3">
        <text:list-item>
          <text:p text:style-name="P25">Exclusão:</text:p>
          <text:list>
            <text:list-item>
              <text:p text:style-name="P28">Trabalhos publicados antes do ano 2014.</text:p>
            </text:list-item>
            <text:list-item>
              <text:p text:style-name="P29">Trabalhos que não empreguem métodos de inteligencia artificial.</text:p>
            </text:list-item>
          </text:list>
        </text:list-item>
      </text:list>
      <text:p text:style-name="P30"/>
      <text:p text:style-name="P34"/>
      <text:p text:style-name="P30"/>
      <text:p text:style-name="P33">String: (gen* OR DNA) AND (candidate OR competitor OR suitor OR postulant OR aspirant OR proponent OR identify*) AND (housekeeping OR HKG) AND (in-silico)</text:p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45">Base de dados</text:p>
          </table:table-cell>
          <table:table-cell table:style-name="Tabla1.A1" office:value-type="string">
            <text:p text:style-name="P45">Passo 1</text:p>
          </table:table-cell>
          <table:table-cell table:style-name="Tabla1.A1" office:value-type="string">
            <text:p text:style-name="P45">Passo 2</text:p>
          </table:table-cell>
          <table:table-cell table:style-name="Tabla1.A1" office:value-type="string">
            <text:p text:style-name="P45">Passo 3</text:p>
          </table:table-cell>
          <table:table-cell table:style-name="Tabla1.E1" office:value-type="string">
            <text:p text:style-name="P45">Passo 4</text:p>
          </table:table-cell>
        </table:table-row>
        <table:table-row>
          <table:table-cell table:style-name="Tabla1.A2" office:value-type="string">
            <text:p text:style-name="P46">IEEE</text:p>
          </table:table-cell>
          <table:table-cell table:style-name="Tabla1.A2" office:value-type="string">
            <text:p text:style-name="P49">11</text:p>
          </table:table-cell>
          <table:table-cell table:style-name="Tabla1.A2" office:value-type="string">
            <text:p text:style-name="P51">1</text:p>
          </table:table-cell>
          <table:table-cell table:style-name="Tabla1.A2" office:value-type="string">
            <text:p text:style-name="P50"/>
          </table:table-cell>
          <table:table-cell table:style-name="Tabla1.E2" office:value-type="string">
            <text:p text:style-name="P50"/>
          </table:table-cell>
        </table:table-row>
        <table:table-row>
          <table:table-cell table:style-name="Tabla1.A2" office:value-type="string">
            <text:p text:style-name="P46">Springer Link</text:p>
          </table:table-cell>
          <table:table-cell table:style-name="Tabla1.A2" office:value-type="string">
            <text:p text:style-name="P52">2.127</text:p>
          </table:table-cell>
          <table:table-cell table:style-name="Tabla1.A2" office:value-type="string">
            <text:p text:style-name="P52">953</text:p>
          </table:table-cell>
          <table:table-cell table:style-name="Tabla1.A2" office:value-type="string">
            <text:p text:style-name="P50"/>
          </table:table-cell>
          <table:table-cell table:style-name="Tabla1.E2" office:value-type="string">
            <text:p text:style-name="P50"/>
          </table:table-cell>
        </table:table-row>
        <table:table-row>
          <table:table-cell table:style-name="Tabla1.A2" office:value-type="string">
            <text:p text:style-name="P46">Total</text:p>
          </table:table-cell>
          <table:table-cell table:style-name="Tabla1.A2" office:value-type="string">
            <text:p text:style-name="P48">2.138</text:p>
          </table:table-cell>
          <table:table-cell table:style-name="Tabla1.A2" office:value-type="string">
            <text:p text:style-name="P48">954</text:p>
          </table:table-cell>
          <table:table-cell table:style-name="Tabla1.A2" office:value-type="string">
            <text:p text:style-name="P47"/>
          </table:table-cell>
          <table:table-cell table:style-name="Tabla1.E2" office:value-type="string">
            <text:p text:style-name="P47"/>
          </table:table-cell>
        </table:table-row>
      </table:table>
      <text:p text:style-name="P32">Passo 1: Pesquisa inicial. Passo 2: <text:span text:style-name="T32">Exclusão pelo ano e idioma. Passo 3: Critérios de inclusão mais artigos que empregam A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, sans-serif"/>
    <style:font-face style:name="Lohit Devanagari1" svg:font-family="'Lohit Devanagari'"/>
    <style:font-face style:name="Roboto" svg:font-family="Roboto, RobotoDraft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666666" officeooo:rsid="00134e50" officeooo:paragraph-rsid="00134e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dwin Jahir Rueda Roj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9:40:22.907902303</meta:creation-date>
    <dc:date>2019-09-30T13:21:31.017923339</dc:date>
    <meta:editing-duration>PT2H31M2S</meta:editing-duration>
    <meta:editing-cycles>25</meta:editing-cycles>
    <meta:generator>LibreOffice/6.0.7.3$Linux_X86_64 LibreOffice_project/00m0$Build-3</meta:generator>
    <meta:document-statistic meta:table-count="1" meta:image-count="0" meta:object-count="0" meta:page-count="2" meta:paragraph-count="51" meta:word-count="418" meta:character-count="2568" meta:non-whitespace-character-count="2215"/>
  </office:meta>
</office:document-meta>
</file>